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text-properties style:font-name="Verdana" fo:font-weight="normal" style:font-weight-asian="normal" style:font-weight-complex="normal"/>
    </style:style>
    <style:style style:name="T1" style:family="text">
      <style:text-properties style:font-name="Verdana"/>
    </style:style>
    <style:style style:name="T2" style:family="text">
      <style:text-properties style:font-name="Verdana" fo:font-weight="normal" style:font-weight-asian="normal" style:font-weight-complex="normal"/>
    </style:style>
    <style:style style:name="T3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Verdana" fo:font-weight="bold" style:font-weight-asian="bold" style:font-weight-complex="bold"/>
    </style:style>
    <style:style style:name="T6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line-through-style="solid" fo:font-weight="normal" style:font-weight-asian="normal" style:font-weight-complex="normal"/>
    </style:style>
    <style:style style:name="T12" style:family="text">
      <style:text-properties style:text-line-through-style="none"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Netzwerktechnik - nützliche Werkzeuge und Dateien</text:p>
      <text:p text:style-name="P2"><text:line-break/></text:p>
      <text:p text:style-name="Standard"><text:span text:style-name="T5">Ports:<text:line-break/></text:span><text:span text:style-name="T2"><text:line-break/></text:span><text:a xlink:type="simple" xlink:href="https://de.wikipedia.org/wiki/Liste_der_standardisierten_Ports" text:style-name="Internet_20_link" text:visited-style-name="Visited_20_Internet_20_Link"><text:span text:style-name="T2">https://de.wikipedia.org/wiki/Liste_der_standardisierten_Ports</text:span></text:a><text:span text:style-name="T2"><text:line-break/>mit </text:span><text:span text:style-name="T3">cat /etc/services</text:span><text:span text:style-name="T2"> können wir uns die Ports und zugehörigen Anwendungen anzeigen lassen.<text:line-break/><text:line-break/>Welchen Port nutzt ftp oder pop3?<text:line-break/><text:line-break/>g</text:span><text:span text:style-name="T3">rep ftp /etc/services<text:line-break/><text:line-break/></text:span><text:span text:style-name="T6">Welche Anwendung nutzt Port 21 oder 53?</text:span><text:span text:style-name="T3"><text:line-break/><text:line-break/>grep „21/“ /etc/services<text:line-break/><text:line-break/><text:line-break/></text:span><text:span text:style-name="T6">Auf welchen Ports lauscht unser System?<text:line-break/>Siehe auch Seite 405, 406, 422, 427, 429 und 436 im Begleitbuch <text:line-break/>sowie StGB 202c </text:span><text:a xlink:type="simple" xlink:href="https://dejure.org/gesetze/StGB/202c.html" text:style-name="Internet_20_link" text:visited-style-name="Visited_20_Internet_20_Link"><text:span text:style-name="T13">https://dejure.org/gesetze/StGB/202c.html</text:span></text:a><text:span text:style-name="T13"> </text:span><text:span text:style-name="T3"><text:line-break/><text:line-break/>nmap localhost<text:tab/><text:tab/></text:span><text:span text:style-name="T6">#Portscanner, übersichtlicher als mit ...<text:line-break/><text:line-break/></text:span><text:span text:style-name="T3">netstat <text:tab/><text:tab/><text:tab/></text:span><text:span text:style-name="T6">#zeigt Protokollstatistiken</text:span><text:span text:style-name="T3"><text:line-break/><text:line-break/><text:tab/>-an | grep :443<text:tab/>#</text:span><text:span text:style-name="T6">zeigt https-Verbindungen zu Webseiten<text:line-break/><text:tab/>weitere folgen <text:tab/><text:line-break/></text:span><text:span text:style-name="T3"><text:line-break/></text:span><text:span text:style-name="T2"><text:line-break/>Welche IP-Adresse haben wir?<text:line-break/><text:line-break/></text:span><text:span text:style-name="T3">Ifconfig, ip address show </text:span><text:span text:style-name="T6">oder</text:span><text:span text:style-name="T3"> ip a</text:span></text:p>
      <text:p text:style-name="P1"/>
      <text:p text:style-name="Standard"><text:span text:style-name="T2"><text:line-break/>Falls wir in Layer 1 (</text:span><text:bookmark text:name="Schicht_1_–_Bitübertragungsschicht_(Physical_Layer)"/><text:span text:style-name="T1">Bitübertragungsschicht/Physical Layer</text:span><text:span text:style-name="T2">) einen Fehler vermuten, kommt beispielsweise das </text:span><text:span text:style-name="T3">ethtool</text:span><text:span text:style-name="T2"> zum Einsatz. Damit lassen sich Einstellungen der Netzwerkkarte auslesen und ändern.<text:line-break/><text:line-break/><text:line-break/>Falls wir in Layer 2 (</text:span><text:bookmark text:name="Schicht_2_–_Sicherungsschicht_(Data_Link_Layer)"/><text:span text:style-name="T2">Sicherungsschicht/Data Link Layer) einen Fehler vermuten, kommen beispielsweise die Tools </text:span><text:span text:style-name="T3">ifenslave</text:span><text:span text:style-name="T2"> (nachinstallieren) <text:line-break/>oder </text:span><text:span text:style-name="T4">ip link</text:span><text:span text:style-name="T2"> zum Einsatz. Damit lassen sich Bridges und Netzwerk-Interfaces verwalten.<text:line-break/><text:line-break/><text:line-break/>Falls wir in Layer 3 (</text:span><text:bookmark text:name="Schicht_3_–_Vermittlungsschicht_(Network_Layer)"/><text:span text:style-name="T2">Vermittlungsschicht/Network Layer) einen Fehler vermuten, kommen beispielsweise die Tools </text:span><text:span text:style-name="T3">iptables</text:span><text:span text:style-name="T2"> oder wieder </text:span><text:span text:style-name="T3">ip </text:span><text:span text:style-name="T2">(durch ip ersetzt: </text:span><text:span text:style-name="T3">ifconfig, route, arp</text:span><text:span text:style-name="T2">) zum Einsatz. Damit lassen sich Pakete filtern oder </text:span><text:soft-page-break/><text:span text:style-name="T2">Routen und ARP-Tabellen verwalten. Iptables filtert nicht nur IP-Pakete sondern kann auch beispielsweise Portnummern aus einer höheren Schicht beziehen.<text:line-break/></text:span><text:span text:style-name="T2"><text:line-break/></text:span><text:span text:style-name="T5">ARP</text:span><text:span text:style-name="T2"> = Address Resulution Protocol – stellt Zusammenhang zwischen IP- und MAC-Adresse her.<text:line-break/><text:line-break/>ARP-Anfrage: Der Zielrechner wird nach seiner MAC-Adresse gefragt und diese im ARP-Cache zwischengespeichert. Das kann im gleichen Netzwerksegment sein oder in einem anderen. Bei einem anderen Segment wird dann die MAC-Adresse des nächsten Routers verwendet, der wiederum in seinem Netzwerksegment den arp-Befehl nutzt.<text:line-break/><text:line-break/></text:span><text:span text:style-name="T3">arp -a <text:tab/></text:span><text:span text:style-name="T6">#zeigt uns den ARP-Cache an</text:span><text:span text:style-name="T2"><text:line-break/><text:line-break/></text:span></text:p>
      <text:p text:style-name="P1">Weitere nützliche Werkzeuge und Verzeichnisse</text:p>
      <text:p text:style-name="P1"><text:line-break/><text:span text:style-name="T9">Die Interface-Einstellungen der Netzwerkkarte sind bei Debian unter </text:span><text:span text:style-name="T8">/etc/network/interfaces</text:span><text:span text:style-name="T9"> zu finden, um diese Einstellungen beim Hochfahren automatisch zu nutzen (Pfade bei anderen Distributionen sind in der Manpage).<text:line-break/><text:line-break/>Wir können konfigurierte Netzwerkschnittstellen aber auch mit </text:span><text:span text:style-name="T8">ifup</text:span><text:span text:style-name="T9"> starten oder konfigurieren und mit </text:span><text:span text:style-name="T8">ifdown</text:span><text:span text:style-name="T9"> stoppen. Das funktioniert jedoch nur wenn sie nicht mit </text:span>systemd-networkd<text:span text:style-name="T9"> (einem Netzwerkdaemon) oder dem NetworkManager (nmcli) konfiguriert wurden, denn dadurch werden alle anderen Einstellungen überlagert. <text:line-break/>Mit ifup &lt;NIC&gt; könnten wir auch manuell konfigurieren was jedoch kaum jmd. Macht denn Änderungen sind sofort aktiv. <text:line-break/><text:line-break/><text:line-break/></text:span><text:span text:style-name="T8">hostnamectl</text:span><text:span text:style-name="T9"><text:tab/><text:tab/>#zeigt Rechnernamen und lässt uns diesen ändern <text:line-break/><text:line-break/></text:span><text:span text:style-name="T8">hostnamectl set-location „Hannover, Dozentenbuero 42“<text:tab/>#Standort o.ä<text:line-break/></text:span></text:p>
      <text:p text:style-name="P1"><text:span text:style-name="T8">hostnamectl set-chassis laptop<text:tab/><text:tab/><text:tab/>#aendert chassis zu laptop</text:span><text:span text:style-name="T9"> <text:line-break/><text:line-break/></text:span>Der Rechnername steht in /etc/hostname<text:span text:style-name="T9"><text:tab/>(oder /etc/HOSTNAME)<text:line-break/><text:line-break/><text:line-break/>/etc/hosts<text:tab/><text:tab/><text:tab/>#Vorläufer von DNS, wird für die Verknüpfung der <text:tab/><text:tab/><text:tab/><text:tab/><text:tab/> <text:s/>localhost mit der loopback-Adresse verwendet <text:line-break/><text:line-break/>sudo nano /etc/hosts<text:tab/>#bietet uns hier eine </text:span><text:span text:style-name="T11">schöne Möglichkeit User zu</text:span><text:span text:style-name="T12"> <text:tab/><text:tab/><text:tab/><text:tab/><text:tab/> <text:s/></text:span><text:span text:style-name="T11">ärgern</text:span><text:span text:style-name="T9"> primitive Möglichkeit Zugriffe auf <text:tab/><text:tab/><text:tab/><text:tab/> <text:s/><text:tab/><text:tab/> <text:s/>bestimmte Seiten zu verhindern.<text:line-break/></text:span></text:p>
      <text:p text:style-name="P2">/etc/resolv.conf<text:tab/><text:tab/>#Hauptkonfigurationsdatei für den DNS-Client<text:line-break/><text:tab/><text:tab/><text:tab/><text:tab/> <text:s/>enthält IP-Adressen zu genutzten DNS-Servern<text:line-break/><text:line-break/><text:soft-page-break/><text:span text:style-name="T10">Probieren Sie das gelernte am besten sofort aus. Im 2. Teil geht es weiter mit nützlichen Befehlen und Datei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1:41:04.29</meta:creation-date>
    <dc:date>2020-05-25T08:42:23.80</dc:date>
    <meta:editing-duration>PT10H31M11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3" meta:paragraph-count="8" meta:word-count="443" meta:character-count="3480"/>
  </office:meta>
</office:document-meta>
</file>